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6">
      <style:paragraph-properties fo:margin-left="0.5in" fo:margin-right="0in" fo:margin-top="0.0398in" fo:margin-bottom="0in" loext:contextual-spacing="false" fo:text-indent="-0.25in" style:auto-text-indent="false"/>
    </style:style>
    <style:style style:name="P23" style:family="paragraph" style:parent-style-name="Standard" style:list-style-name="WWNum7">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in" fo:margin-bottom="0in" loext:contextual-spacing="false" fo:text-indent="-0.25in" style:auto-text-indent="false"/>
    </style:style>
    <style:style style:name="P29" style:family="paragraph" style:parent-style-name="Standard" style:list-style-name="WWNum7">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8">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0429in" loext:contextual-spacing="false" fo:text-indent="-0.25in" style:auto-text-indent="false"/>
    </style:style>
    <style:style style:name="P34" style:family="paragraph" style:parent-style-name="Standard" style:list-style-name="WWNum7">
      <style:paragraph-properties fo:margin-left="0.5in" fo:margin-right="0in" fo:margin-top="0in" fo:margin-bottom="0.0429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8">
      <style:paragraph-properties fo:margin-left="0.5in" fo:margin-right="0in" fo:margin-top="0in" fo:margin-bottom="0.0429in" loext:contextual-spacing="false" fo:text-indent="-0.25in" style:auto-text-indent="false"/>
    </style:style>
    <style:style style:name="P37" style:family="paragraph" style:parent-style-name="Standard" style:list-style-name="WWNum3">
      <style:paragraph-properties fo:margin-left="0.5in" fo:margin-right="0in" fo:margin-top="0in" fo:margin-bottom="0.0429in" loext:contextual-spacing="false" fo:text-indent="-0.25in" style:auto-text-indent="false"/>
    </style:style>
    <style:style style:name="P38" style:family="paragraph" style:parent-style-name="Standard" style:list-style-name="WWNum2">
      <style:paragraph-properties fo:margin-left="0.5in" fo:margin-right="0in" fo:margin-top="0in" fo:margin-bottom="0.0429in" loext:contextual-spacing="false" fo:text-indent="-0.25in" style:auto-text-indent="false"/>
    </style:style>
    <style:style style:name="P39" style:family="paragraph" style:parent-style-name="Standard" style:list-style-name="WWNum1">
      <style:paragraph-properties fo:margin-left="1in" fo:margin-right="0in" fo:margin-top="0in" fo:margin-bottom="0in" loext:contextual-spacing="false" fo:text-indent="-0.25in" style:auto-text-indent="false"/>
    </style:style>
    <style:style style:name="P40" style:family="paragraph" style:parent-style-name="Standard" style:list-style-name="WWNum6">
      <style:paragraph-properties fo:margin-left="1in" fo:margin-right="0in" fo:margin-top="0in" fo:margin-bottom="0in" loext:contextual-spacing="false" fo:text-indent="-0.25in" style:auto-text-indent="false"/>
    </style:style>
    <style:style style:name="P41" style:family="paragraph" style:parent-style-name="Standard">
      <style:paragraph-properties fo:break-before="auto" fo:break-after="auto"/>
    </style:style>
    <style:style style:name="P42" style:family="paragraph" style:parent-style-name="Heading_20_1" style:list-style-name="WWNum5"/>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2"><text:line-break/></text:span><text:span text:style-name="T3">UD 05. Actividades Evaluables 01</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zado Octubre 2023</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p text:style-name="P14"><text:a xlink:type="simple" xlink:href="#_9bbw7k88gyj3" text:style-name="Index_20_Link" text:visited-style-name="Index_20_Link"><text:span text:style-name="T17">4. Actividad 02<text:tab/>4</text:span></text:a></text:p>
          <text:p text:style-name="P14"><text:a xlink:type="simple" xlink:href="#_s2yqczw917vv" text:style-name="Index_20_Link" text:visited-style-name="Index_20_Link"><text:span text:style-name="T17">5. Actividad 03<text:tab/>5</text:span></text:a></text:p>
        </text:index-body>
      </text:table-of-content>
      <text:p text:style-name="P13"/>
      <text:p text:style-name="P16"/>
      <text:p text:style-name="P17"><text:span text:style-name="T14">UD05. Actividades evaluables 01</text:span></text:p>
      <text:list xml:id="list2335267375" text:style-name="WWNum5">
        <text:list-item>
          <text:p text:style-name="P42"><text:bookmark text:name="_dbh0n1vac4c8"/>Fecha de entrega</text:p>
        </text:list-item>
      </text:list>
      <text:p text:style-name="Standard"><text:span text:style-name="T10">Fecha límite de entrega: </text:span><text:span text:style-name="T20">Jueves 26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23812235761823" text:continue-numbering="true" text:style-name="WWNum5">
        <text:list-item>
          <text:p text:style-name="P42"><text:bookmark text:name="_9maybllx2a09"/>Observaciones previas a la realización de tareas evaluables</text:p>
        </text:list-item>
      </text:list>
      <text:list xml:id="list2897922871" text:style-name="WWNum6">
        <text:list-item>
          <text:p text:style-name="P22">Salvo excepciones que lo indique en cada actividad, deberás generar un único documento para todo el boletín y en ese documento incluir la respuesta a cada actividad.</text:p>
        </text:list-item>
      </text:list>
      <text:list xml:id="list702785164" text:style-name="WWNum1">
        <text:list-item>
          <text:list>
            <text:list-item>
              <text:p text:style-name="P39">Si para la entrega se requiere entregar varios ficheros, entrégalos comprimido en un único fichero con extensión “.zip”.</text:p>
            </text:list-item>
          </text:list>
        </text:list-item>
      </text:list>
      <text:list xml:id="list23812741390661" text:continue-list="list2897922871" text:style-name="WWNum6">
        <text:list-item>
          <text:p text:style-name="P28">Cuando se entreguen documentos, estos deben tener una buena presentación. Aunque el documento a entregar sea pequeño, debe tener portada, índice, cabecera, pie de página (con número de página), además de ser coherente en estilo.</text:p>
          <text:list>
            <text:list-item>
              <text:p text:style-name="P40">El índice solo será necesario si el documento (sin contar portada) ocupa más de una página y tiene más de un apartado. </text:p>
            </text:list-item>
          </text:list>
        </text:list-item>
        <text:list-item>
          <text:p text:style-name="P33">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23813123990895" text:continue-list="list23812235761823" text:style-name="WWNum5">
        <text:list-item>
          <text:p text:style-name="P42"><text:bookmark text:name="_4owcmsjlyn6b"/>Actividad 01</text:p>
        </text:list-item>
      </text:list>
      <text:p text:style-name="Standard"><text:span text:style-name="T20">Este trabajo lo debéis realizar con vuestro compañero de al lado, aunque cada uno deberá hacer su propio documento explicativo.</text:span></text:p>
      <text:p text:style-name="Standard">Configura un entorno de red local con dos máquinas Windows (con nombres EQUIPOAXX y EQUIPOBXX) y con grupo de trabajo GrupoTrabajoXX, que estén dentro de la red 192.168.XX.0/24 (donde XX será un número que os dirá el profesor para evitar coincidencia de IPs, basado en la posición en clase).</text:p>
      <text:p text:style-name="Standard">Una vez conectadas a su propia red, debes configurarlas para poder realizar el intercambio de archivos entre ellas. Asegúrate de que ambas máquinas pertenezcan al mismo grupo de trabajo y que los usuarios tengan acceso a una carpeta compartida en la otra máquina.</text:p>
      <text:p text:style-name="Standard"/>
      <text:p text:style-name="Standard"><text:soft-page-break/><text:span text:style-name="T10">Preparación de Máquinas:</text:span></text:p>
      <text:p text:style-name="Standard">Nombre de Máquina A: EQUIPOAXX</text:p>
      <text:p text:style-name="Standard">Nombre de Máquina B: EQUIPOBXX</text:p>
      <text:p text:style-name="Standard">Grupo de Trabajo en ambas máquinas: GrupoTrabajoXX</text:p>
      <text:p text:style-name="Standard">Asegúrate de que ambas máquinas estén encendidas y conectadas a la misma red local.</text:p>
      <text:p text:style-name="P1"/>
      <text:p text:style-name="Standard"><text:span text:style-name="T10">Configuración del Grupo de Trabajo:</text:span></text:p>
      <text:p text:style-name="Standard">En EQUIPOAXX y EQUIPOBXX, establece el nombre del grupo de trabajo como "GrupoTrabajoXX". Reinicia las máquinas si es necesario para aplicar los cambios.</text:p>
      <text:p text:style-name="Standard"/>
      <text:p text:style-name="Standard"><text:span text:style-name="T10">Creación de una Carpeta Compartida en EQUIPOAXX:</text:span></text:p>
      <text:list xml:id="list2290669325" text:style-name="WWNum7">
        <text:list-item>
          <text:p text:style-name="P23">En EQUIPOAXX, selecciona una carpeta en tu disco duro local que desees compartir.</text:p>
        </text:list-item>
        <text:list-item>
          <text:p text:style-name="P29">Haz clic con el botón derecho en la carpeta y selecciona "Propiedades".</text:p>
        </text:list-item>
        <text:list-item>
          <text:p text:style-name="P29">En la pestaña "Compartir", habilita la opción "Compartir esta carpeta".</text:p>
        </text:list-item>
        <text:list-item>
          <text:p text:style-name="P29">Define un nombre compartido para la carpeta y llámale “CompartidoAXX".</text:p>
        </text:list-item>
        <text:list-item>
          <text:p text:style-name="P34">Configura los permisos de uso compartido para permitir el acceso a un usuario específico en EQUIPOBXX. Asegúrate de que los permisos sean adecuados para la práctica.</text:p>
        </text:list-item>
      </text:list>
      <text:p text:style-name="Standard"><text:span text:style-name="T10">Acceso a la Carpeta Compartida desde EQUIPOBXX:</text:span></text:p>
      <text:list xml:id="list562158621" text:style-name="WWNum4">
        <text:list-item>
          <text:p text:style-name="P24">En EQUIPOBXX, abre el Explorador de archivos.</text:p>
        </text:list-item>
        <text:list-item>
          <text:p text:style-name="P30">En la barra de direcciones, escribe \\EQUIPOAXX\CompartidoAXX para acceder a la carpeta compartida en Máquina AXX.</text:p>
        </text:list-item>
        <text:list-item>
          <text:p text:style-name="P30">Introduce las credenciales de usuario.</text:p>
        </text:list-item>
        <text:list-item>
          <text:p text:style-name="P35">Explora la carpeta compartida y crea un archivo en ella desde EQUIPOBXX.</text:p>
        </text:list-item>
      </text:list>
      <text:p text:style-name="P11"><text:span text:style-name="T9"><text:s/>📕 </text:span><text:span text:style-name="T10">A entregar: </text:span>documento con capturas explicando todo el proceso. Cada miembro del grupo entregará un documento diferente con explicaciones propias. Las capturas de pantalla si pueden ser las mismas.</text:p>
      <text:list xml:id="list23812833174040" text:continue-list="list23813123990895" text:style-name="WWNum5">
        <text:list-item>
          <text:p text:style-name="P42"><text:bookmark text:name="_9bbw7k88gyj3"/>Actividad 02</text:p>
        </text:list-item>
      </text:list>
      <text:p text:style-name="Standard"><text:span text:style-name="T20">Este trabajo lo debéis realizar con vuestro compañero de al lado, aunque cada uno deberá hacer su propio documento explicativo.</text:span></text:p>
      <text:p text:style-name="Standard"/>
      <text:p text:style-name="Standard">Configurar una carpeta compartida en un Windows 10 con acceso limitado basado en grupos de usuarios y configurar la asignación de unidades de red en una estación de trabajo cliente.</text:p>
      <text:p text:style-name="Standard">Configura un entorno de red local con dos máquinas Windows (con nombres SERVIDORXX y CLIENTEXX) y grupo de trabajo REDSERRAXX, que estén dentro de la red 192.168.XX.0/24 (donde XX será un número que os dirá el profesor para evitar coincidencia de IPs, basado en la posición en clase).</text:p>
      <text:p text:style-name="Standard"><text:soft-page-break/>Crea tres grupos de usuarios en el servidor: "GrupoA," "GrupoB," y "GrupoC."</text:p>
      <text:p text:style-name="Standard">Configuración del Servidor (SERVIDOR):</text:p>
      <text:list xml:id="list3537737447" text:style-name="WWNum8">
        <text:list-item>
          <text:p text:style-name="P25">Crea una carpeta llamada "CompartidoServerXX" en una ubicación de tu elección en el servidor.</text:p>
        </text:list-item>
        <text:list-item>
          <text:p text:style-name="P31">Comparte esta carpeta y configura permisos de acceso de la siguiente manera:</text:p>
        </text:list-item>
        <text:list-item>
          <text:p text:style-name="P31">Permiso "Control Total" para "GrupoA."</text:p>
        </text:list-item>
        <text:list-item>
          <text:p text:style-name="P31">Permiso "Lectura" para "GrupoB."</text:p>
        </text:list-item>
        <text:list-item>
          <text:p text:style-name="P36">No permitas el acceso a "GrupoC."</text:p>
        </text:list-item>
      </text:list>
      <text:p text:style-name="Standard">Configuración del Cliente (CLIENTE):</text:p>
      <text:list xml:id="list1179139465" text:style-name="WWNum3">
        <text:list-item>
          <text:p text:style-name="P26">En el cliente (CLIENTE), asigna una unidad de red a la carpeta compartida en el servidor.</text:p>
        </text:list-item>
        <text:list-item>
          <text:p text:style-name="P32">Abre el Explorador de archivos en CLIENTE.</text:p>
        </text:list-item>
        <text:list-item>
          <text:p text:style-name="P32">Haz clic en "Este equipo" en el panel izquierdo.</text:p>
        </text:list-item>
        <text:list-item>
          <text:p text:style-name="P32">En la pestaña "Equipo", selecciona "Asignar unidad de red" en la parte superior.</text:p>
        </text:list-item>
        <text:list-item>
          <text:p text:style-name="P32">Elige una letra de unidad disponible y, en "Carpeta," ingresa la dirección de red del servidor y la carpeta compartida (por ejemplo, "\SERVIDORXX\CompartidoServerXX").</text:p>
        </text:list-item>
        <text:list-item>
          <text:p text:style-name="P32">Marca la casilla "Conectar usando las credenciales diferentes" e ingresa las credenciales de <text:span text:style-name="T20">un usuario que sea miembro de "GrupoA" en el servidor.</text:span></text:p>
        </text:list-item>
        <text:list-item>
          <text:p text:style-name="P37">Haz clic en "Finalizar" para asignar la unidad de red.</text:p>
        </text:list-item>
      </text:list>
      <text:p text:style-name="Standard">Verificación:</text:p>
      <text:list xml:id="list3415303022" text:style-name="WWNum2">
        <text:list-item>
          <text:p text:style-name="P27">Desde el cliente (CLIENTE), intenta acceder a la unidad de red asignada. Deberías poder ver y abrir archivos en la carpeta compartida.</text:p>
        </text:list-item>
        <text:list-item>
          <text:p text:style-name="P38">Intenta crear un nuevo archivo o carpeta en la unidad de red asignada. Deberías poder hacerlo si eres miembro de "GrupoA.".</text:p>
        </text:list-item>
      </text:list>
      <text:p text:style-name="P11"><text:span text:style-name="T9"><text:s/>📕 </text:span><text:span text:style-name="T10">A entregar: </text:span>documento con capturas explicando todo el proceso. Cada miembro del grupo entregará un documento diferente con explicaciones propias. Las capturas de pantalla si pueden ser las mismas.</text:p>
      <text:list xml:id="list23812886969943" text:continue-list="list23812833174040" text:style-name="WWNum5">
        <text:list-item>
          <text:p text:style-name="P42"><text:bookmark text:name="_s2yqczw917vv"/>Actividad 03</text:p>
        </text:list-item>
      </text:list>
      <text:p text:style-name="Standard">Haz un script de PowerShell que comprima en un fichero zip el directorio “Escritorio” (o Desktop si tu sistema está en inglés) de un usuario de la máquina “CLIENTEXX” (el que queráis. Por ejemplo, si el usuario es “pepe”, el directorio será a comprimir “c:\users\pepe\Desktop”) y una vez hecha la copia, la copie a una carpeta compartida llamada “Backup” dentro de “SERVIDORXX”. El Script PowerShell debe tener un comentario explicativo por cada línea usada.</text:p>
      <text:p text:style-name="Standard"><text:span text:style-name="T20">ESTÁ PROHIBIDO USAR CHATGPT O SIMILAR PARA ESTA ACTIVIDAD, YA QUE EL OBJETIVO ES QUE PENSÉIS COMO RESOLVER EL PROBLEMA.</text:span></text:p>
      <text:p text:style-name="Standard"><text:span text:style-name="T20">Este trabajo lo debéis realizar con vuestro compañero de al lado, aunque cada uno deberá hacer su propio documento explicativo.</text:span></text:p>
      <text:p text:style-name="P11"><text:span text:style-name="T9"><text:s/>📕 </text:span><text:span text:style-name="T10">A entregar: </text:span>documento con capturas explicando todo el proceso y script PowerShell comentado. Cada miembro del grupo entregará un documento y un PowerShell diferente con explicaciones propias. Las capturas de pantalla si pueden ser las mis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Actividades evaluables 01</text:span></text:p>
      </style:header>
      <style:footer>
        <text:p text:style-name="MP4"><text:span text:style-name="MT1">CFGM Sistemas Microinformáticos y Redes<text:tab/><text:tab/>Unidad 05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4" meta:word-count="1187" meta:character-count="7284" meta:non-whitespace-character-count="6199"/>
    <meta:generator>LibreOfficeDev/6.0.5.2$Linux_X86_64 LibreOffice_project/</meta:generator>
  </office:meta>
</office:document-meta>
</file>